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_20__28_user_29_">
      <style:text-properties style:font-name="Liberation Serif" fo:font-weight="normal" officeooo:paragraph-rsid="000c86ea" style:font-name-asian="Tahoma1" style:font-weight-asian="normal" style:font-name-complex="Droid Sans Devanagari" style:font-weight-complex="normal"/>
    </style:style>
    <style:style style:name="P2" style:family="paragraph" style:parent-style-name="Standard_20__28_user_29_">
      <style:paragraph-properties fo:text-align="end" style:justify-single-word="false"/>
      <style:text-properties officeooo:paragraph-rsid="000c86ea"/>
    </style:style>
    <style:style style:name="P3" style:family="paragraph" style:parent-style-name="Standard_20__28_user_29_">
      <style:text-properties fo:font-weight="bold" officeooo:rsid="000ef1c1" officeooo:paragraph-rsid="000c86ea" style:font-weight-asian="bold" style:font-weight-complex="bold"/>
    </style:style>
    <style:style style:name="P4" style:family="paragraph" style:parent-style-name="Standard_20__28_user_29_">
      <style:text-properties fo:font-weight="bold" officeooo:paragraph-rsid="000c86ea" style:font-weight-asian="bold" style:font-weight-complex="bold"/>
    </style:style>
    <style:style style:name="P5" style:family="paragraph" style:parent-style-name="Standard">
      <style:text-properties fo:font-weight="bold" officeooo:paragraph-rsid="000c86ea" style:font-weight-asian="bold" style:font-weight-complex="bold"/>
    </style:style>
    <style:style style:name="P6" style:family="paragraph" style:parent-style-name="Standard_20__28_user_29_">
      <style:text-properties fo:font-weight="normal" officeooo:paragraph-rsid="000c86ea" style:font-weight-asian="normal" style:font-weight-complex="normal"/>
    </style:style>
    <style:style style:name="P7" style:family="paragraph" style:parent-style-name="Standard_20__28_user_29_">
      <style:text-properties fo:color="#000000" loext:opacity="100%" style:font-name="JetBrains Mono" fo:font-size="10pt" fo:font-style="normal" fo:font-weight="normal" officeooo:paragraph-rsid="000c86ea" style:font-size-asian="10pt" style:font-style-asian="normal" style:font-weight-asian="normal" style:font-weight-complex="bold"/>
    </style:style>
    <style:style style:name="P8" style:family="paragraph" style:parent-style-name="Standard_20__28_user_29_">
      <style:text-properties officeooo:paragraph-rsid="000c86ea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d7785" style:font-weight-asian="bold" style:font-weight-complex="bold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d7785" style:font-weight-asian="bold" style:font-weight-complex="bold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d77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c86ea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86ea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c86ea" style:font-name-asian="Tahoma1" style:font-weight-asian="normal" style:font-name-complex="Droid Sans Devanagari" style:font-weight-complex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2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2 Енгибарян М.В.</text:p>
      <text:p text:style-name="P8"><text:span text:style-name="T1">Практическое занятие </text:span><text:span text:style-name="T4">№</text:span><text:span text:style-name="T1"> </text:span><text:span text:style-name="T2">1</text:span><text:span text:style-name="T3">5</text:span></text:p>
      <text:p text:style-name="P4"/>
      <text:p text:style-name="P8"><text:span text:style-name="T1">Тема:</text:span><text:span text:style-name="T5"> составление программ для работы с базами данных в IDE PyCharm Community.</text:span></text:p>
      <text:p text:style-name="P6"/>
      <text:p text:style-name="P8"><text:span text:style-name="T7">Цель: </text:span><text:span text:style-name="T8">закрепить усвоенные знания, понятия, алгоритмы, основные принципы составления программ, работы с БД в IDE PyCharm Community.</text:span></text:p>
      <text:p text:style-name="P1"/>
      <text:p text:style-name="P3">Задача 1.</text:p>
      <text:p text:style-name="P3"/>
      <text:p text:style-name="P4">Постановка задачи: </text:p>
      <text:p text:style-name="P7">Приложение ПРОМЫШЛЕННОСТЬ для автоматизированного учета информации о промышленных предприятиях республики. БД содержит таблицу Предприятия, имеющую следующую структуру записи: Код предприятия, Наименование предприятия, Физический адрес, Филиалы (количество филиалов), Общая числ. персонала, Общая стоим. оборудования, Объем выпускаемой продукции, Дата регистрации.</text:p>
      <text:p text:style-name="P7"/>
      <text:p text:style-name="P4">Текст программы:</text:p>
      <text:p text:style-name="P4"/>
      <text:p text:style-name="P9"><text:span text:style-name="T10">import </text:span><text:span text:style-name="T13">sqlite3 </text:span><text:span text:style-name="T10">as </text:span><text:span text:style-name="T13">sq</text:span><text:line-break/><text:span text:style-name="T10">from </text:span><text:span text:style-name="T13">data_prom </text:span><text:span text:style-name="T10">import </text:span><text:span text:style-name="T13">info_prom</text:span><text:line-break/><text:line-break/><text:span text:style-name="T10">with </text:span><text:span text:style-name="T13">sq.connect(</text:span><text:span text:style-name="T18">'promishlenost.db'</text:span><text:span text:style-name="T13">) </text:span><text:span text:style-name="T10">as </text:span><text:span text:style-name="T13">con:</text:span><text:line-break/><text:span text:style-name="T13"> <text:s text:c="3"/>cur = con.cursor()</text:span><text:line-break/><text:line-break/><text:span text:style-name="T13"> <text:s text:c="3"/></text:span><text:span text:style-name="T21">#cur.execute("DROP TABLE IF EXISTS predpriyatia")</text:span><text:line-break/><text:line-break/><text:span text:style-name="T21"> <text:s text:c="3"/></text:span><text:span text:style-name="T13">cur.execute(</text:span><text:span text:style-name="T18">"""CREATE TABLE IF NOT EXISTS predpriyatia(</text:span><text:line-break/><text:span text:style-name="T18"> <text:s text:c="3"/>kod_predpriatia INTEGER PRIMARY KEY AUTOINCREMENT,</text:span><text:line-break/><text:span text:style-name="T18"> <text:s text:c="3"/>name_predpiatia TEXT NOT NULL,</text:span><text:line-break/><text:span text:style-name="T18"> <text:s text:c="3"/>fiz_adres TEXT NOT NULL,</text:span><text:line-break/><text:span text:style-name="T18"> <text:s text:c="3"/>filials INTEGER,</text:span><text:line-break/><text:span text:style-name="T18"> <text:s text:c="3"/>obsh_chisl_personala INTEGER,</text:span><text:line-break/><text:span text:style-name="T18"> <text:s text:c="3"/>obsh_stoim_oborud INTEGER,</text:span><text:line-break/><text:span text:style-name="T18"> <text:s text:c="3"/>v_vipysk_prod INTEGER,</text:span><text:line-break/><text:span text:style-name="T18"> <text:s text:c="3"/>data_registr INTEGER</text:span><text:line-break/><text:span text:style-name="T18"> <text:s text:c="3"/>)"""</text:span><text:span text:style-name="T13">)</text:span></text:p>
      <text:p text:style-name="P9"><text:span text:style-name="T13"/></text:p>
      <text:p text:style-name="P9"><text:span text:style-name="T10">with </text:span><text:span text:style-name="T13">sq.connect(</text:span><text:span text:style-name="T18">'promishlenost.db'</text:span><text:span text:style-name="T13">) </text:span><text:span text:style-name="T10">as </text:span><text:span text:style-name="T13">con:</text:span><text:line-break/><text:span text:style-name="T13"> cur = con.cursor()</text:span><text:line-break/><text:span text:style-name="T13"> cur.executemany(</text:span><text:span text:style-name="T18">"INSERT INTO predpriyatia VALUES (?, ?, ?, ?, ?, ?, ?, ?)"</text:span><text:span text:style-name="T10">, </text:span><text:span text:style-name="T13">info_prom)</text:span></text:p>
      <text:p text:style-name="P11"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cur.execute(</text:span><text:span text:style-name="T20">"SELECT * FROM predpriyatia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SELECT * FROM predpriyatia WHERE filials &lt; 6 AND obsh_chisl_personala &gt; 40"</text:span><text:span text:style-name="T15">)</text:span><text:span text:style-name="T1"><text:line-break/></text:span><text:span text:style-name="T15"> result = cur.fetchall()</text:span><text:span text:style-name="T1"><text:line-break/></text:span><text:soft-page-break/><text:span text:style-name="T15"> 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SELECT * FROM predpriyatia WHERE filials IN(3, 6) OR obsh_stoim_oborud &gt; 1000000"</text:span><text:span text:style-name="T15">)</text:span><text:span text:style-name="T1"><text:line-break/></text:span><text:span text:style-name="T15"> result = cur.fetchall()</text:span><text:span text:style-name="T1"><text:line-break/></text:span><text:span text:style-name="T15"> </text:span><text:span text:style-name="T17">print</text:span><text:span text:style-name="T15">(result)</text:span><text:span text:style-name="T1"><text:line-break/><text:line-break/></text:span><text:span text:style-name="T15"> 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<text:s/>cur = con.cursor()</text:span><text:span text:style-name="T1"><text:line-break/></text:span><text:span text:style-name="T15"> cur.execute(</text:span><text:span text:style-name="T20">"UPDATE predpriyatia SET obsh_stoim_oborud = obsh_stoim_oborud + 50000 WHERE filials = 2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UPDATE predpriyatia SET v_vipysk_prod = 154000 WHERE name_predpiatia LIKE 'Евросеть'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UPDATE predpriyatia SET obsh_chisl_personala = obsh_chisl_personala + 10 WHERE name_predpiatia LIKE 'Р%'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DELETE FROM predpriyatia WHERE filials = 5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DELETE FROM predpriyatia WHERE kod_predpriatia = 9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text:span text:style-name="T1"><text:line-break/><text:line-break/></text:span><text:span text:style-name="T12">with </text:span><text:span text:style-name="T15">sq.connect(</text:span><text:span text:style-name="T20">'promishlenost.db'</text:span><text:span text:style-name="T15">) </text:span><text:span text:style-name="T12">as </text:span><text:span text:style-name="T15">con:</text:span><text:span text:style-name="T1"><text:line-break/></text:span><text:span text:style-name="T15"> cur = con.cursor()</text:span><text:span text:style-name="T1"><text:line-break/></text:span><text:span text:style-name="T15"> cur.execute(</text:span><text:span text:style-name="T20">"DELETE FROM predpriyatia WHERE obsh_chisl_personala &gt; 54"</text:span><text:span text:style-name="T15">)</text:span><text:span text:style-name="T1"><text:line-break/></text:span><text:span text:style-name="T15">result = cur.fetchall()</text:span><text:span text:style-name="T1"><text:line-break/></text:span><text:span text:style-name="T17">print</text:span><text:span text:style-name="T15">(result)</text:span></text:p>
      <text:p text:style-name="P5"/>
      <text:p text:style-name="P4"/>
      <text:p text:style-name="P4">Протокол работы программы:</text:p>
      <text:p text:style-name="P6"/>
      <text:p text:style-name="P6">/usr/bin/python3.9 /home/student/Документы/PycharmProjects/IS-22/Engibaryan/PZ-15/15.py </text:p>
      <text:p text:style-name="P6">[(1, 'ДонГаз', 'ул. Королева 13', 2, 40, 65472, 100000, 111222), (2, 'УГМК', 'ул. Мира 22', 4, 30, 65472, 1035000, 240516), (3, 'Евросеть', 'ул. Центральная 75', 3, 25, 65472, 154000, 220820), (4, <text:soft-page-break/>'Еврохим', 'ул. Советская 43', 6, 20, 65472, 1048500, 250318), (7, 'ДонЭнерго', 'ул. Победы 9', 8, 47, 65472, 9340000, 260213), (10, 'АвтоДор', 'ул. Тверская 50', 1, 26, 65472, 82000, 280411)]</text:p>
      <text:p text:style-name="P6">[]</text:p>
      <text:p text:style-name="P6">[(3, 'Евросеть', 'ул. Центральная 75', 3, 25, 65472, 154000, 220820), (4, 'Еврохим', 'ул. Советская 43', 6, 20, 65472, 1048500, 250318)]</text:p>
      <text:p text:style-name="P6">[]</text:p>
      <text:p text:style-name="P6">[]</text:p>
      <text:p text:style-name="P6">[]</text:p>
      <text:p text:style-name="P6">[]</text:p>
      <text:p text:style-name="P6">[]</text:p>
      <text:p text:style-name="P6">[]</text:p>
      <text:p text:style-name="P6"/>
      <text:p text:style-name="P6">Process finished with exit code 0</text:p>
      <text:p text:style-name="P4"/>
      <text:p text:style-name="P4">Вывод: <text:s/><text:span text:style-name="T6">я </text:span>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работы с БД в IDE PyCharm Community.</text:span></text:p>
      <text:p text:style-name="P1">Выполнены разработка кода, отладка, тестирование, оптимизация программного кода.</text:p>
      <text:p text:style-name="P1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06T12:28:39.013278912</dc:date>
    <meta:editing-cycles>5</meta:editing-cycles>
    <meta:editing-duration>PT16M47S</meta:editing-duration>
    <meta:document-statistic meta:table-count="0" meta:image-count="0" meta:object-count="0" meta:page-count="3" meta:paragraph-count="26" meta:word-count="464" meta:character-count="3962" meta:non-whitespace-character-count="3435"/>
    <meta:user-defined meta:name="Поле 1"/>
    <meta:user-defined meta:name="Поле 2"/>
    <meta:user-defined meta:name="Поле 3"/>
    <meta:user-defined meta:name="Поле 4"/>
  </office:meta>
</office:document-meta>
</file>